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O" svg:font-family="'Linux Libertine O'" style:font-adornments="Regular"/>
    <style:font-face style:name="Myriad Pro1" svg:font-family="'Myriad Pro'" style:font-adornments="Condensed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hatch" draw:fill-hatch-name="Black_20_45_20_Degrees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84d1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c5000b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1cm" svg:stroke-color="#4b1f6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measure" style:list-style-name="L1">
      <style:graphic-properties draw:marker-start="Rounded_20_short_20_Arrow" draw:marker-end="Rounded_20_short_20_Arrow" draw:textarea-vertical-align="middle" draw:line-distance="1.578cm"/>
    </style:style>
    <style:style style:name="gr6" style:family="graphic" style:parent-style-name="measure" style:list-style-name="L1">
      <style:graphic-properties draw:marker-start="Rounded_20_short_20_Arrow" draw:marker-end="Rounded_20_short_20_Arrow" draw:textarea-vertical-align="middle" draw:line-distance="0.686cm"/>
    </style:style>
    <style:style style:name="gr7" style:family="graphic" style:parent-style-name="objectwithoutfill">
      <style:graphic-properties draw:marker-end="Rounded_20_short_20_Arrow" draw:marker-end-width="0.20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draw:fill="none" fo:min-height="0.23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Myriad Pro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text-properties fo:color="#0084d1" fo:font-size="12pt" style:font-size-asian="12pt" style:font-size-complex="12pt"/>
    </style:style>
    <style:style style:name="P5" style:family="paragraph">
      <style:text-properties fo:color="#c5000b"/>
    </style:style>
    <style:style style:name="P6" style:family="paragraph">
      <style:text-properties fo:color="#c5000b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84d1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84d1" style:text-position="sub 58%" fo:font-size="12pt" fo:font-style="normal" style:font-size-asian="12pt" style:font-style-asian="normal" style:font-size-complex="12pt" style:font-style-complex="normal"/>
    </style:style>
    <style:style style:name="T4" style:family="text">
      <style:text-properties fo:color="#0084d1" fo:font-size="12pt" style:font-size-asian="12pt" style:font-size-complex="12pt"/>
    </style:style>
    <style:style style:name="T5" style:family="text">
      <style:text-properties fo:color="#0084d1" style:text-position="super 58%" fo:font-size="12pt" style:font-size-asian="12pt" style:font-size-complex="12pt"/>
    </style:style>
    <style:style style:name="T6" style:family="text">
      <style:text-properties fo:color="#c5000b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c5000b" style:text-position="sub 58%" fo:font-size="12pt" fo:font-style="normal" style:font-size-asian="12pt" style:font-style-asian="normal" style:font-size-complex="12pt" style:font-style-complex="normal"/>
    </style:style>
    <style:style style:name="T8" style:family="text">
      <style:text-properties fo:color="#c5000b" fo:font-size="12pt" style:font-size-asian="12pt" style:font-size-complex="12pt"/>
    </style:style>
    <style:style style:name="T9" style:family="text">
      <style:text-properties fo:color="#c5000b" style:text-position="super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03cm" svg:height="3.682cm" svg:x="6.08cm" svg:y="7.223cm" svg:viewBox="0 0 1904 3683" svg:d="M1269 3683v-3683h635v3683zM0 1651h1270v381h-1270z">
          <text:p/>
        </draw:path>
        <draw:custom-shape draw:style-name="gr2" draw:text-style-name="P1" draw:layer="layout" svg:width="0.408cm" svg:height="0.639cm" svg:x="7.45cm" svg:y="10.775cm">
          <text:p/>
          <draw:enhanced-geometry svg:viewBox="0 0 21600 21600" draw:text-areas="?f0 ?f7 ?f2 21600" draw:type="up-arrow" draw:modifiers="7897.5 5809.290953545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408cm" svg:height="0.639cm" draw:transform="rotate (-1.5707963267949) translate (6.207cm 8.874cm)">
          <text:p/>
          <draw:enhanced-geometry svg:viewBox="0 0 21600 21600" draw:text-areas="?f0 ?f7 ?f2 21600" draw:type="up-arrow" draw:modifiers="7897.5 5809.290953545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408cm" svg:height="0.639cm" svg:x="7.451cm" svg:y="6.775cm">
          <text:p/>
          <draw:enhanced-geometry svg:viewBox="0 0 21600 21600" draw:text-areas="?f0 ?f7 ?f2 21600" draw:type="up-arrow" draw:modifiers="7897.5 5809.2909535452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measure draw:style-name="gr5" draw:text-style-name="P2" draw:layer="measurelines" svg:x1="7.985cm" svg:y1="7.223cm" svg:x2="7.985cm" svg:y2="10.906cm">
          <text:p text:style-name="P2"><text:span text:style-name="T1">30 cm</text:span></text:p>
        </draw:measure>
        <draw:measure draw:style-name="gr6" draw:text-style-name="P2" draw:layer="layout" svg:x1="7.987cm" svg:y1="9.078cm" svg:x2="7.988cm" svg:y2="10.906cm">
          <text:p text:style-name="P2"><text:span text:style-name="T1">15 cm</text:span></text:p>
        </draw:measure>
        <draw:line draw:style-name="gr7" draw:text-style-name="P1" draw:layer="layout" svg:x1="6.334cm" svg:y1="11.414cm" svg:x2="7.35cm" svg:y2="10.398cm">
          <text:p/>
        </draw:line>
        <draw:line draw:style-name="gr8" draw:text-style-name="P1" draw:layer="layout" svg:x1="5.064cm" svg:y1="11.414cm" svg:x2="6.334cm" svg:y2="11.414cm">
          <text:p/>
        </draw:line>
        <draw:frame draw:style-name="gr9" draw:text-style-name="P3" draw:layer="layout" svg:width="2.094cm" svg:height="0.607cm" svg:x="4.875cm" svg:y="10.934cm">
          <draw:text-box>
            <text:p text:style-name="P3">5 cm ⌀</text:p>
          </draw:text-box>
        </draw:frame>
        <draw:line draw:style-name="gr7" draw:text-style-name="P1" draw:layer="layout" svg:x1="5.634cm" svg:y1="10.271cm" svg:x2="6.65cm" svg:y2="9.255cm">
          <text:p/>
        </draw:line>
        <draw:line draw:style-name="gr8" draw:text-style-name="P1" draw:layer="layout" svg:x1="4.364cm" svg:y1="10.271cm" svg:x2="5.634cm" svg:y2="10.271cm">
          <text:p/>
        </draw:line>
        <draw:frame draw:style-name="gr9" draw:text-style-name="P3" draw:layer="layout" svg:width="2.094cm" svg:height="0.607cm" svg:x="4.175cm" svg:y="9.791cm">
          <draw:text-box>
            <text:p text:style-name="P3">3 cm ⌀</text:p>
          </draw:text-box>
        </draw:frame>
        <draw:frame draw:style-name="gr10" draw:text-style-name="P4" draw:layer="layout" svg:width="3.263cm" svg:height="1.406cm" svg:x="7.47cm" svg:y="11.541cm">
          <draw:text-box>
            <text:p><text:span text:style-name="T2">T</text:span><text:span text:style-name="T3">inlet</text:span><text:span text:style-name="T4"> = 10 °C</text:span></text:p>
            <text:p><text:span text:style-name="T2">V</text:span><text:span text:style-name="T3">inlet</text:span><text:span text:style-name="T4"> = 40 cm</text:span><text:span text:style-name="T5">3</text:span><text:span text:style-name="T4">·s</text:span><text:span text:style-name="T5">-1</text:span></text:p>
          </draw:text-box>
        </draw:frame>
        <draw:frame draw:style-name="gr10" draw:text-style-name="P4" draw:layer="layout" svg:width="0.591cm" svg:height="0.675cm" svg:x="7.579cm" svg:y="11.795cm">
          <draw:text-box>
            <text:p><text:span text:style-name="T4">.</text:span></text:p>
          </draw:text-box>
        </draw:frame>
        <draw:frame draw:style-name="gr10" draw:text-style-name="P6" draw:layer="layout" svg:width="3.263cm" svg:height="1.406cm" svg:x="3.794cm" svg:y="7.604cm">
          <draw:text-box>
            <text:p text:style-name="P5"><text:span text:style-name="T6">T</text:span><text:span text:style-name="T7">inlet</text:span><text:span text:style-name="T8"> = 90 °C</text:span></text:p>
            <text:p text:style-name="P5"><text:span text:style-name="T6">V</text:span><text:span text:style-name="T7">inlet</text:span><text:span text:style-name="T8"> = 20 cm</text:span><text:span text:style-name="T9">3</text:span><text:span text:style-name="T8">·s</text:span><text:span text:style-name="T9">-1</text:span></text:p>
          </draw:text-box>
        </draw:frame>
        <draw:frame draw:style-name="gr10" draw:text-style-name="P6" draw:layer="layout" svg:width="0.591cm" svg:height="0.675cm" svg:x="3.903cm" svg:y="7.858cm">
          <draw:text-box>
            <text:p text:style-name="P5"><text:span text:style-name="T8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 O" svg:font-family="'Linux Libertine O'" style:font-adornments="Regular"/>
    <style:font-face style:name="Myriad Pro1" svg:font-family="'Myriad Pro'" style:font-adornments="Condensed"/>
    <style:font-face style:name="Liberation Serif" svg:font-family="'Liberation Serif'" style:font-family-generic="roman" style:font-pitch="variable"/>
    <style:font-face style:name="Myriad Pro" svg:font-family="'Myriad Pro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yriad Pro" fo:font-family="'Myriad Pro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2:41:39.097176000</meta:creation-date>
    <dc:date>2014-11-19T15:48:33.060386000</dc:date>
    <meta:editing-duration>P2DT2H36M5S</meta:editing-duration>
    <meta:editing-cycles>1</meta:editing-cycles>
    <meta:document-statistic meta:object-count="16"/>
    <meta:generator>LibreOffice/4.2.6.3$MacOSX_x86 LibreOffice_project/3fd416d4c6db7d3204c17ce57a1d70f6e531ee21</meta:generator>
  </office:meta>
</office:document-meta>
</file>